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style:contextual-spacing="false" fo:text-align="justify" style:justify-single-word="false"/>
      <style:text-properties style:font-name="Georgia" fo:font-weight="normal" officeooo:rsid="003b3a46" officeooo:paragraph-rsid="003b3a46" style:font-weight-asian="normal" style:font-weight-complex="normal"/>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3507fc" officeooo:paragraph-rsid="003507fc"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fo:font-weight="bold" officeooo:rsid="003b3a46" officeooo:paragraph-rsid="003b3a46" style:font-weight-asian="bold" style:font-weight-complex="bold"/>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fo:font-weight="bold" officeooo:rsid="003f13c5" officeooo:paragraph-rsid="003f13c5"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fo:font-weight="normal" officeooo:rsid="003b3a46" officeooo:paragraph-rsid="003b3a46" style:font-weight-asian="normal" style:font-weight-complex="normal"/>
    </style:style>
    <style:style style:name="P9" style:family="paragraph" style:parent-style-name="Standard">
      <style:paragraph-properties fo:margin-top="0in" fo:margin-bottom="0in" style:contextual-spacing="false" fo:text-align="justify" style:justify-single-word="false"/>
      <style:text-properties style:font-name="Georgia" fo:font-weight="normal" officeooo:rsid="003f13c5" officeooo:paragraph-rsid="003f13c5" style:font-weight-asian="normal" style:font-weight-complex="normal"/>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style:style style:name="T7" style:family="text">
      <style:text-properties officeooo:rsid="0038969f"/>
    </style:style>
    <style:style style:name="T8" style:family="text">
      <style:text-properties officeooo:rsid="0038fd3e"/>
    </style:style>
    <style:style style:name="T9" style:family="text">
      <style:text-properties officeooo:rsid="0039aadf"/>
    </style:style>
    <style:style style:name="T10" style:family="text">
      <style:text-properties officeooo:rsid="003b3b93"/>
    </style:style>
    <style:style style:name="T11" style:family="text">
      <style:text-properties officeooo:rsid="003bf6d6"/>
    </style:style>
    <style:style style:name="T12" style:family="text">
      <style:text-properties officeooo:rsid="003d71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4">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text:p text:style-name="P2"><text:s text:c="5"/><text:span text:style-name="T7">Ass, pussy, ass, pussy you can’t make up your mind which you like more at this point. Talk about a conundrum. It would be nice if you had an idea of what you liked. You just know you like it all right now.</text:span></text:p>
      <text:p text:style-name="P2"><text:s text:c="5"/><text:span text:style-name="T8">The next morning, you’d wake up with her in your arms. You’ve forgotten all about your wife by this point.</text:span></text:p>
      <text:p text:style-name="P2"><text:s text:c="5"/><text:span text:style-name="T8">Getting dressed you get a good look at her. The beer goggles are gone. She’s not what you thought she looked like. That could be either good or bad.</text:span></text:p>
      <text:p text:style-name="P2"><text:soft-page-break/><text:s text:c="5"/><text:span text:style-name="T8">She wakes up, and rushes out the door claiming to be late to some meeting. Apparently her beer goggles have also disappeared and she sees you for who you really are.</text:span></text:p>
      <text:p text:style-name="P2"><text:s text:c="5"/><text:span text:style-name="T8">You doubt she’ll call, even though she said she will. </text:span><text:span text:style-name="T9">That’s okay it was a one night stand to begin with. No need to prolong anything.</text:span></text:p>
      <text:p text:style-name="P2"/>
      <text:p text:style-name="P5">Talking</text:p>
      <text:p text:style-name="P3"><text:s text:c="5"/>She wants to talk. You head home to confront her. What’s there to be said about any of it to begin with. You wonder. You wonder what she’ll say, how she’ll justify her actions, her wants, her intentions.</text:p>
      <text:p text:style-name="P3"><text:s text:c="5"/>As you suspected things don’t go over well. You head out again as she’s begging for you to stay.</text:p>
      <text:p text:style-name="P3"><text:s text:c="5"/><text:span text:style-name="T10">You wonder if you should turn around and stay as she asks. No that wouldn’t do any good. Nothing would work out like you expected it to. Life is too complicated at this point. There’s no need for any of that. This life is just too much for you to deal with. That’s what you keep telling yourself and you hope you’ll go through with it.</text:span></text:p>
      <text:p text:style-name="P3"><text:s text:c="5"/><text:span text:style-name="T11">Hopping in your car, you notice her running towards you. Her dress keeps flying up so you can see her blue panties. It was her favorite color after all.</text:span></text:p>
      <text:p text:style-name="P3"><text:s text:c="5"/><text:span text:style-name="T11">As she reaches the car, she tries to let herself in. The doors are locked. You never unlock the doors unless you’re getting in or getting out, and even then only the doors being used are unlocked.</text:span></text:p>
      <text:p text:style-name="P3"><text:s text:c="5"/><text:span text:style-name="T11">She’s pounding on the window. It’s quite a show to see how bonkers she has gone.</text:span></text:p>
      <text:p text:style-name="P3"><text:s text:c="5"/><text:span text:style-name="T12">Driving off, you watch in your rear view as she tries to run after you. She gives up after a while as you speed out of sight. Guess you kinda dodged a bullet with that one.</text:span></text:p>
      <text:p text:style-name="P3"><text:soft-page-break/></text:p>
      <text:p text:style-name="P7">Swimming</text:p>
      <text:p text:style-name="P9"><text:s text:c="5"/>The beach is lovely this time of ye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6:27:56.081000000</dc:date>
    <meta:editing-cycles>67</meta:editing-cycles>
    <meta:editing-duration>PT1H50M53S</meta:editing-duration>
    <meta:generator>LibreOffice/7.4.0.3$Windows_X86_64 LibreOffice_project/f85e47c08ddd19c015c0114a68350214f7066f5a</meta:generator>
    <meta:document-statistic meta:table-count="0" meta:image-count="0" meta:object-count="0" meta:page-count="3" meta:paragraph-count="21" meta:word-count="587" meta:character-count="3101" meta:non-whitespace-character-count="2450"/>
    <meta:template xlink:type="simple" xlink:actuate="onRequest" xlink:title="Normal.dotm" xlink:href=""/>
  </office:meta>
</office:document-meta>
</file>